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text-properties fo:font-size="12pt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="solid"/>
      <style:paragraph-properties fo:text-align="center"/>
      <style:text-properties fo:font-size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9.5cm" svg:y="8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9.5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7.1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7.1cm" svg:y="8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7.1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9.5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1.9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1.9cm" svg:y="8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2cm" svg:x="11.9cm" svg:y="5.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265cm" svg:height="0.747cm" svg:x="1.035cm" svg:y="6.8cm">
          <draw:text-box>
            <text:p text:style-name="P2">Middle TC with hq</text:p>
          </draw:text-box>
        </draw:frame>
        <draw:frame draw:style-name="gr2" draw:text-style-name="P3" draw:layer="layout" svg:width="6.17cm" svg:height="0.747cm" svg:x="7.43cm" svg:y="2.053cm">
          <draw:text-box>
            <text:p text:style-name="P2">Surrounding TC with low q.</text:p>
          </draw:text-box>
        </draw:frame>
        <draw:line draw:style-name="gr3" draw:text-style-name="P4" draw:layer="layout" svg:x1="8.3cm" svg:y1="2.9cm" svg:x2="7.9cm" svg:y2="6.5cm">
          <text:p/>
        </draw:line>
        <draw:line draw:style-name="gr3" draw:text-style-name="P4" draw:layer="layout" svg:x1="10.4cm" svg:y1="2.9cm" svg:x2="10cm" svg:y2="6.5cm">
          <text:p/>
        </draw:line>
        <draw:line draw:style-name="gr3" draw:text-style-name="P4" draw:layer="layout" svg:x1="13.2cm" svg:y1="2.9cm" svg:x2="12.8cm" svg:y2="6.5cm">
          <text:p/>
        </draw:line>
        <draw:line draw:style-name="gr3" draw:text-style-name="P4" draw:layer="layout" svg:x1="13.2cm" svg:y1="3cm" svg:x2="12.8cm" svg:y2="9.4cm">
          <text:p/>
        </draw:line>
        <draw:line draw:style-name="gr3" draw:text-style-name="P4" draw:layer="layout" svg:x1="3.1cm" svg:y1="7.5cm" svg:x2="10.4cm" svg:y2="9.3cm">
          <text:p/>
        </draw:line>
        <draw:custom-shape draw:style-name="gr4" draw:text-style-name="P1" draw:layer="layout" svg:width="1cm" svg:height="1.1cm" svg:x="10.3cm" svg:y="9cm">
          <text:p text:style-name="P1">S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3" draw:layer="layout" svg:width="7.948cm" svg:height="1.9cm" svg:x="1.152cm" svg:y="13.5cm">
          <draw:text-box>
            <text:p text:style-name="P2">SO -Sync object – used for middle point and moving all tiles</text:p>
          </draw:text-box>
        </draw:frame>
        <draw:frame draw:style-name="gr2" draw:text-style-name="P5" draw:layer="layout" svg:width="11.411cm" svg:height="0.747cm" svg:x="1.2cm" svg:y="15.389cm">
          <draw:text-box>
            <text:p text:style-name="P2"><text:span text:style-name="T1">TC – tile collection – used for common setup of tiles</text:span></text:p>
          </draw:text-box>
        </draw:frame>
        <draw:line draw:style-name="gr6" draw:text-style-name="P1" draw:layer="layout" svg:x1="14.4cm" svg:y1="6.5cm" svg:x2="14.4cm" svg:y2="9.2cm">
          <text:p/>
        </draw:line>
        <draw:frame draw:style-name="gr2" draw:text-style-name="P3" draw:layer="layout" svg:width="6.941cm" svg:height="0.747cm" svg:x="13.649cm" svg:y="7.5cm">
          <draw:text-box>
            <text:p text:style-name="P2">Distance depends on TC setup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7T10:20:18.568504780</meta:creation-date>
    <meta:generator>LibreOffice/6.3.3.2.0$Linux_X86_64 LibreOffice_project/30$Build-2</meta:generator>
    <dc:date>2020-02-27T10:40:22.752609391</dc:date>
    <meta:editing-duration>PT20M4S</meta:editing-duration>
    <meta:editing-cycles>2</meta:editing-cycles>
    <meta:document-statistic meta:object-count="21"/>
  </office:meta>
</office:document-meta>
</file>